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color="#0e101a" loext:opacity="100%" fo:background-color="transparent"/>
    </style:style>
    <style:style style:name="P2" style:family="paragraph" style:parent-style-name="Heading_20_2">
      <style:text-properties fo:background-color="transparent"/>
    </style:style>
    <style:style style:name="P3" style:family="paragraph" style:parent-style-name="Heading_20_3">
      <style:text-properties fo:background-color="transparent"/>
    </style:style>
    <style:style style:name="P4" style:family="paragraph" style:parent-style-name="Preformatted_20_Text">
      <style:paragraph-properties fo:margin-top="0cm" fo:margin-bottom="0.499cm" style:contextual-spacing="false"/>
    </style:style>
    <style:style style:name="P5" style:family="paragraph" style:parent-style-name="Text_20_body">
      <style:paragraph-properties fo:margin-top="0cm" fo:margin-bottom="0cm" style:contextual-spacing="false"/>
    </style:style>
    <style:style style:name="P6" style:family="paragraph" style:parent-style-name="Text_20_body">
      <style:text-properties fo:background-color="transparent"/>
    </style:style>
    <style:style style:name="P7" style:family="paragraph" style:parent-style-name="Text_20_body">
      <style:paragraph-properties fo:text-align="justify" style:justify-single-word="false"/>
      <style:text-properties fo:background-color="transparent"/>
    </style:style>
    <style:style style:name="P8" style:family="paragraph" style:parent-style-name="Text_20_body" style:list-style-name="L1">
      <style:paragraph-properties fo:margin-top="0cm" fo:margin-bottom="0cm" style:contextual-spacing="false"/>
      <style:text-properties fo:background-color="transparent"/>
    </style:style>
    <style:style style:name="P9" style:family="paragraph" style:parent-style-name="Text_20_body" style:list-style-name="L1">
      <style:text-properties fo:background-color="transparent"/>
    </style:style>
    <style:style style:name="P10" style:family="paragraph" style:parent-style-name="Text_20_body">
      <style:paragraph-properties fo:text-align="justify" style:justify-single-word="false"/>
    </style:style>
    <style:style style:name="T1" style:family="text">
      <style:text-properties fo:color="#4a6ee0" loext:opacity="100%"/>
    </style:style>
    <style:style style:name="T2" style:family="text">
      <style:text-properties fo:background-color="transparent" loext:char-shading-value="0"/>
    </style:style>
    <style:style style:name="T3" style:family="text">
      <style:text-properties fo:background-color="#ffffff" loext:char-shading-value="0"/>
    </style:style>
    <style:style style:name="T4" style:family="text">
      <style:text-properties fo:font-style="italic" fo:background-color="transparent"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1" text:outline-level="1"/>
      <text:h text:style-name="Heading_20_1" text:outline-level="1"><text:a xlink:type="simple" xlink:href="https://www.codingninjas.com/codestudio/library/minimum-cost-path-in-a-directed-graph-via-a-given-set-of-necessary-nodes" text:style-name="Internet_20_link" text:visited-style-name="Visited_20_Internet_20_Link">https://www.codingninjas.com/codestudio/library/minimum-cost-path-in-a-directed-graph-via-a-given-set-of-necessary-nodes</text:a></text:h>
      <text:p text:style-name="Text_20_body"/>
      <text:h text:style-name="Heading_20_1" text:outline-level="1">Minimum Cost Path in a Directed Graph via a Given Set of Necessary Nodes</text:h>
      <text:p text:style-name="P5"/>
      <text:section text:style-name="Sect1" text:name="reading-club-article-body">
        <text:h text:style-name="P1" text:outline-level="2"><text:bookmark text:name="1."/>Introduction</text:h>
        <text:p text:style-name="Text_20_body"><text:a xlink:type="simple" xlink:href="https://www.codingninjas.com/codestudio/library/graph" office:target-frame-name="_blank" xlink:show="new" text:style-name="Internet_20_link" text:visited-style-name="Visited_20_Internet_20_Link"><text:span text:style-name="T1">Graphs</text:span></text:a> are one of the topics in<text:span text:style-name="T1"> </text:span><text:a xlink:type="simple" xlink:href="https://www.codingninjas.com/codestudio/library/data-structure" office:target-frame-name="_blank" xlink:show="new" text:style-name="Internet_20_link" text:visited-style-name="Visited_20_Internet_20_Link">Data Structures</text:a> where most people tend to struggle a bit. However, once you understand the basic concepts thoroughly, it is all a piece of cake. You must have encountered the Minimum cost path problem in your day-to-day life as well say when you have to travel from one place to another, and there are multiple ways to go there. If you had to reach there in the least possible time and through a certain place in between, you would compute the route accordingly in your head to your destination or take the help of any GPS services that automatically guide you through the most optimal path. In this problem, we are going to discuss how to calculate the optimal path from one node to another.</text:p>
        <text:h text:style-name="P2" text:outline-level="2"><text:bookmark text:name="2."/>Problem statement</text:h>
        <text:p text:style-name="Text_20_body"><text:span text:style-name="T2">We are given a </text:span><text:span text:style-name="Strong_20_Emphasis"><text:span text:style-name="T2">directed graph</text:span></text:span><text:span text:style-name="T2"> 'graph' and an </text:span><text:a xlink:type="simple" xlink:href="https://www.codingninjas.com/codestudio/library/introduction-to-array" office:target-frame-name="_blank" xlink:show="new" text:style-name="Internet_20_link" text:visited-style-name="Visited_20_Internet_20_Link"><text:span text:style-name="Strong_20_Emphasis"><text:span text:style-name="T2">array</text:span></text:span></text:a><text:span text:style-name="T2"> 'mustpassnodes[]' containing some set of graph nodes. We are also given with source vertex 'source' and destination vertex 'dest,' the task is to visit all the nodes of the array 'mustpassnodes[]' and find the minimum cost path from the source vertex to the destination vertex, i.e., </text:span><text:span text:style-name="T3">minimum cost path in a directed graph.</text:span></text:p>
        <text:p text:style-name="Text_20_body"><text:span text:style-name="Strong_20_Emphasis"><text:span text:style-name="T2">Example</text:span></text:span></text:p>
        <text:p text:style-name="P6">Let the array be mustpassnodes  = {1} , source vertex be , source =  0 , destination vertex be ,dest = 3 and the graph is given below</text:p>
      </text:section>
      <text:p text:style-name="P10"><text:span text:style-name="Strong_20_Emphasis"><text:span text:style-name="T2">Output </text:span></text:span></text:p>
      <text:p text:style-name="P7">8</text:p>
      <text:p text:style-name="P10"><text:span text:style-name="Strong_20_Emphasis"><text:span text:style-name="T2">Explanation:</text:span></text:span></text:p>
      <text:p text:style-name="P7"><text:soft-page-break/>Here from source vertex 0 to destination vertex 3 there are a lot of paths but we have to  choose the path that includes the nodes of array 'mustpassnodes' so considering this fact,there are two paths from 0 to 3 including the mustpassnodes </text:p>
      <text:p text:style-name="P7">Path 1 : 0- - - 1 - - - 3 = {5 + 3 } = {8} </text:p>
      <text:p text:style-name="P7">Path 2: 0 - - - 2 - - - 1 - - - 3 = {3 + 2 + 3} = {8}</text:p>
      <text:p text:style-name="P10"><text:span text:style-name="T2">Both these path 1 and path 2 give the same cost here we have to print the </text:span><text:span text:style-name="T3">minimum cost path in a directed graph </text:span><text:span text:style-name="T2">that is </text:span><text:span text:style-name="T3">minimumcostpathinadirectedgraph</text:span><text:span text:style-name="T2">(path1, path2) = min(8, 8) = 8</text:span></text:p>
      <text:p text:style-name="P10"><text:span text:style-name="Strong_20_Emphasis"><text:span text:style-name="T4">Recommended to try the problem by yourself before moving on to the solution</text:span></text:span></text:p>
      <text:h text:style-name="P2" text:outline-level="2"><text:bookmark text:name="3."/>Approach</text:h>
      <text:p text:style-name="P10"><text:span text:style-name="T3">To find the minimum cost path in a directed graph, the approach is to employ </text:span><text:a xlink:type="simple" xlink:href="https://www.codingninjas.com/codestudio/library/depth-first-search" office:target-frame-name="_blank" xlink:show="new" text:style-name="Internet_20_link" text:visited-style-name="Visited_20_Internet_20_Link"><text:span text:style-name="T3">Depth-First-Search</text:span></text:a><text:span text:style-name="T3"> traversal to address the problem. DFS is commonly used to determine the </text:span><text:span text:style-name="Strong_20_Emphasis"><text:span text:style-name="T3">shortest paths</text:span></text:span><text:span text:style-name="T3"> in a graph, and the DFS can calculate the minimum distance of all nodes from the source, intermediate nodes, and destination nodes.</text:span></text:p>
      <text:h text:style-name="P3" text:outline-level="3"><text:bookmark text:name="3.1."/>Algorithm</text:h>
      <text:list xml:id="list2904216559" text:style-name="L1">
        <text:list-item>
          <text:p text:style-name="P8">Set the value of ‘minSum’ to INT MAX.</text:p>
        </text:list-item>
        <text:list-item>
          <text:p text:style-name="P8">Using DFS, traverse the graph starting at node Source.</text:p>
        </text:list-item>
        <text:list-item>
          <text:p text:style-name="P8">Mark each of the source's neighboring nodes as a new source and conduct DFS from that node.</text:p>
        </text:list-item>
        <text:list-item>
          <text:p text:style-name="P8">Once you've reached destination node D, see if all of the intermediate nodes have been visited.</text:p>
        </text:list-item>
        <text:list-item>
          <text:p text:style-name="P8">If all the intermediated nodes have been visited, update the value of ‘minSum’ form ‘minSum’ and ‘currsum’ and return ‘minSum’</text:p>
        </text:list-item>
        <text:list-item>
          <text:p text:style-name="P8">Return ‘minSum’ simply if all intermediate nodes have not been visited.</text:p>
        </text:list-item>
        <text:list-item>
          <text:p text:style-name="P8">After DFS call, make the source vertex as unvisited</text:p>
        </text:list-item>
        <text:list-item>
          <text:p text:style-name="P9">Obtain the final value of minSum and print it.</text:p>
        </text:list-item>
      </text:list>
      <text:p text:style-name="Text_20_body"><text:bookmark text:name="3.2."/></text:p>
      <text:h text:style-name="P3" text:outline-level="3"><text:bookmark text:name="3.4."/>Python implementation</text:h>
      <text:p text:style-name="Preformatted_20_Text"><text:span text:style-name="Source_20_Text"/></text:p>
      <text:p text:style-name="Preformatted_20_Text"><text:span text:style-name="Source_20_Text">minSum = 1000000000</text:span></text:p>
      <text:p text:style-name="Preformatted_20_Text"><text:span text:style-name="Source_20_Text">def getMinPathSum(graph, vis, necessary, src, dest, currSum):</text:span></text:p>
      <text:p text:style-name="Preformatted_20_Text"><text:span text:style-name="Source_20_Text"><text:s/>  </text:span></text:p>
      <text:p text:style-name="Preformatted_20_Text"><text:span text:style-name="Source_20_Text"><text:s/>  global minSum</text:span></text:p>
      <text:p text:style-name="Preformatted_20_Text"><text:span text:style-name="Source_20_Text"><text:s/> </text:span></text:p>
      <text:p text:style-name="Preformatted_20_Text"><text:span text:style-name="Source_20_Text"><text:s/>  if (src == dest):</text:span></text:p>
      <text:p text:style-name="Preformatted_20_Text"><text:span text:style-name="Source_20_Text"><text:s/></text:span></text:p>
      <text:p text:style-name="Preformatted_20_Text"><text:span text:style-name="Source_20_Text"><text:s/>      flag = True;</text:span></text:p>
      <text:p text:style-name="Preformatted_20_Text"><text:span text:style-name="Source_20_Text"><text:s/>   </text:span></text:p>
      <text:p text:style-name="Preformatted_20_Text"><text:span text:style-name="Source_20_Text"><text:s/>      for i in necessary:</text:span></text:p>
      <text:p text:style-name="Preformatted_20_Text"><text:span text:style-name="Source_20_Text"><text:s/>         </text:span></text:p>
      <text:p text:style-name="Preformatted_20_Text"><text:span text:style-name="Source_20_Text"><text:s/>         </text:span></text:p>
      <text:p text:style-name="Preformatted_20_Text"><text:span text:style-name="Source_20_Text"><text:s/>          if (not vis[i]):</text:span></text:p>
      <text:p text:style-name="Preformatted_20_Text"><text:span text:style-name="Source_20_Text"><text:s/>              flag = False;</text:span></text:p>
      <text:p text:style-name="Preformatted_20_Text"><text:span text:style-name="Source_20_Text"><text:s/>              break;</text:span></text:p>
      <text:p text:style-name="Preformatted_20_Text"><text:span text:style-name="Source_20_Text"><text:s/>  </text:span></text:p>
      <text:p text:style-name="Preformatted_20_Text"><text:soft-page-break/><text:span text:style-name="Source_20_Text"/></text:p>
      <text:p text:style-name="Preformatted_20_Text"><text:span text:style-name="Source_20_Text"><text:s/>      if (flag):</text:span></text:p>
      <text:p text:style-name="Preformatted_20_Text"><text:span text:style-name="Source_20_Text"><text:s/>   </text:span></text:p>
      <text:p text:style-name="Preformatted_20_Text"><text:span text:style-name="Source_20_Text"><text:s/>          minSum = min(minSum, currSum);</text:span></text:p>
      <text:p text:style-name="Preformatted_20_Text"><text:span text:style-name="Source_20_Text"><text:s/>      return;</text:span></text:p>
      <text:p text:style-name="Preformatted_20_Text"><text:span text:style-name="Source_20_Text"><text:s/>  </text:span></text:p>
      <text:p text:style-name="Preformatted_20_Text"><text:span text:style-name="Source_20_Text"><text:s/>  else:</text:span></text:p>
      <text:p text:style-name="Preformatted_20_Text"><text:span text:style-name="Source_20_Text"><text:s/>   </text:span></text:p>
      <text:p text:style-name="Preformatted_20_Text"><text:span text:style-name="Source_20_Text"><text:s/>      vis[src] = True;</text:span></text:p>
      <text:p text:style-name="Preformatted_20_Text"><text:span text:style-name="Source_20_Text"><text:s/>      </text:span></text:p>
      <text:p text:style-name="Preformatted_20_Text"><text:span text:style-name="Source_20_Text"><text:s/>      for node in graph[src]:</text:span></text:p>
      <text:p text:style-name="Preformatted_20_Text"><text:span text:style-name="Source_20_Text"><text:s/>          if not vis[node[0]]:</text:span></text:p>
      <text:p text:style-name="Preformatted_20_Text"><text:span text:style-name="Source_20_Text"><text:s/>             </text:span></text:p>
      <text:p text:style-name="Preformatted_20_Text"><text:span text:style-name="Source_20_Text"><text:s/>              vis[node[0]] = True;</text:span></text:p>
      <text:p text:style-name="Preformatted_20_Text"><text:span text:style-name="Source_20_Text"><text:s/>             </text:span></text:p>
      <text:p text:style-name="Preformatted_20_Text"><text:span text:style-name="Source_20_Text"><text:s/>             </text:span></text:p>
      <text:p text:style-name="Preformatted_20_Text"><text:span text:style-name="Source_20_Text"><text:s/>              getMinPathSum(graph, vis, necessary, node[0], dest, currSum + node[1]);</text:span></text:p>
      <text:p text:style-name="Preformatted_20_Text"><text:span text:style-name="Source_20_Text"><text:s/>       </text:span></text:p>
      <text:p text:style-name="Preformatted_20_Text"><text:span text:style-name="Source_20_Text"><text:s/>              vis[node[0]] = False;</text:span></text:p>
      <text:p text:style-name="Preformatted_20_Text"><text:span text:style-name="Source_20_Text"><text:s/>             </text:span></text:p>
      <text:p text:style-name="Preformatted_20_Text"><text:span text:style-name="Source_20_Text"><text:s/>     </text:span></text:p>
      <text:p text:style-name="Preformatted_20_Text"><text:span text:style-name="Source_20_Text"><text:s/>      vis[src] = False;</text:span></text:p>
      <text:p text:style-name="Preformatted_20_Text"><text:span text:style-name="Source_20_Text"/></text:p>
      <text:p text:style-name="Preformatted_20_Text"><text:span text:style-name="Source_20_Text">if __name__=='__main__':</text:span></text:p>
      <text:p text:style-name="Preformatted_20_Text"><text:span text:style-name="Source_20_Text"/></text:p>
      <text:p text:style-name="Preformatted_20_Text"><text:span text:style-name="Source_20_Text"><text:s/>  graph=dict()</text:span></text:p>
      <text:p text:style-name="Preformatted_20_Text"><text:span text:style-name="Source_20_Text"><text:s text:c="2"/></text:span></text:p>
      <text:p text:style-name="Preformatted_20_Text"><text:span text:style-name="Source_20_Text"><text:s/>  graph[0] = [ [ 1, 5 ], [ 2, 3 ] ];</text:span></text:p>
      <text:p text:style-name="Preformatted_20_Text"><text:span text:style-name="Source_20_Text"><text:s/>  graph[1] = [ [ 3, 3] ];</text:span></text:p>
      <text:p text:style-name="Preformatted_20_Text"><text:span text:style-name="Source_20_Text"><text:s/>  graph[2] = [ [ 1, 2 ], [ 3, 5 ], [ 4, 6 ] ];</text:span></text:p>
      <text:p text:style-name="Preformatted_20_Text"><text:span text:style-name="Source_20_Text"><text:s/>  graph[3] = [  ];</text:span></text:p>
      <text:p text:style-name="Preformatted_20_Text"><text:span text:style-name="Source_20_Text"><text:s/>  graph[4] = [ [ 3,1 ] ];</text:span></text:p>
      <text:p text:style-name="Preformatted_20_Text"><text:span text:style-name="Source_20_Text"><text:s/>  </text:span></text:p>
      <text:p text:style-name="Preformatted_20_Text"><text:span text:style-name="Source_20_Text"><text:s/> </text:span></text:p>
      <text:p text:style-name="Preformatted_20_Text"><text:span text:style-name="Source_20_Text"><text:s/>  n = 5;</text:span></text:p>
      <text:p text:style-name="Preformatted_20_Text"><text:span text:style-name="Source_20_Text"><text:s/>   <text:s/>  source = 0;</text:span></text:p>
      <text:p text:style-name="Preformatted_20_Text"><text:span text:style-name="Source_20_Text"/></text:p>
      <text:p text:style-name="Preformatted_20_Text"><text:span text:style-name="Source_20_Text"><text:s/>  dest = 3;</text:span></text:p>
      <text:p text:style-name="Preformatted_20_Text"><text:span text:style-name="Source_20_Text"><text:s/>   vis=[ False for i in range(n + 1)]</text:span></text:p>
      <text:p text:style-name="Preformatted_20_Text"><text:span text:style-name="Source_20_Text"><text:s/></text:span></text:p>
      <text:p text:style-name="Preformatted_20_Text"><text:span text:style-name="Source_20_Text"><text:s/>  necessary = [ 1 ];</text:span></text:p>
      <text:p text:style-name="Preformatted_20_Text"><text:span text:style-name="Source_20_Text"><text:s/>   getMinPathSum(graph, vis, necessary, source, dest, 0);</text:span></text:p>
      <text:p text:style-name="Preformatted_20_Text"><text:span text:style-name="Source_20_Text"><text:s/>  if (minSum == 1000000000):</text:span></text:p>
      <text:p text:style-name="Preformatted_20_Text"><text:span text:style-name="Source_20_Text"><text:s/>      print(-1)</text:span></text:p>
      <text:p text:style-name="Preformatted_20_Text"><text:span text:style-name="Source_20_Text"><text:s/>  else:</text:span></text:p>
      <text:p text:style-name="Preformatted_20_Text"><text:span text:style-name="Source_20_Text"><text:s/>      print(minSum)</text:span></text:p>
      <text:p text:style-name="P4"/>
      <text:p text:style-name="Text_20_body"> </text:p>
      <text:p text:style-name="P6">Output:</text:p>
      <text:p text:style-name="P4"><text:span text:style-name="Source_20_Text">8</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4T09:41:12.388355261</meta:creation-date>
    <dc:date>2022-12-24T09:45:06.102063553</dc:date>
    <meta:editing-duration>PT3M54S</meta:editing-duration>
    <meta:editing-cycles>1</meta:editing-cycles>
    <meta:generator>LibreOffice/7.3.7.2$Linux_X86_64 LibreOffice_project/30$Build-2</meta:generator>
    <meta:document-statistic meta:table-count="0" meta:image-count="0" meta:object-count="0" meta:page-count="3" meta:paragraph-count="89" meta:word-count="689" meta:character-count="4145" meta:non-whitespace-character-count="3166"/>
  </office:meta>
</office:document-meta>
</file>